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3faf46" style:text-align-source="fix" style:repeat-content="false" fo:border="0.74pt solid #1c1c1c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cm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17"/>
        <table:table-column table:style-name="co2" table:number-columns-repeated="4" table:default-cell-style-name="ce6"/>
        <table:table-column table:style-name="co2" table:default-cell-style-name="ce18"/>
        <table:table-row table:style-name="ro1">
          <table:table-cell table:style-name="ce1"/>
          <table:table-cell table:style-name="ce16"/>
          <table:table-cell table:style-name="ce19" table:number-columns-repeated="3"/>
          <table:table-cell table:style-name="ce7"/>
          <table:table-cell table:style-name="ce19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Running</text:p>
          </table:table-cell>
          <table:covered-table-cell table:number-columns-repeated="3" table:style-name="ce19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1" calcext:value-type="float">
            <text:p>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6]*-1" office:value-type="float" office:value="1" calcext:value-type="float">
            <text:p>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-1" calcext:value-type="float">
            <text:p>-1</text:p>
          </table:table-cell>
          <table:table-cell table:formula="of:=[.E6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-1" office:value-type="float" office:value="1" calcext:value-type="float">
            <text:p>1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*-1" office:value-type="float" office:value="-1" calcext:value-type="float">
            <text:p>-1</text:p>
          </table:table-cell>
          <table:table-cell table:formula="of:=[.E8]*-1" office:value-type="float" office:value="-1" calcext:value-type="float">
            <text:p>-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0]*-1" office:value-type="float" office:value="1" calcext:value-type="float">
            <text:p>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-1" calcext:value-type="float">
            <text:p>-1</text:p>
          </table:table-cell>
          <table:table-cell table:formula="of:=[.E10]*-1"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1]*-1" office:value-type="float" office:value="1" calcext:value-type="float">
            <text:p>1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*-1" office:value-type="float" office:value="-1" calcext:value-type="float">
            <text:p>-1</text:p>
          </table:table-cell>
          <table:table-cell table:formula="of:=[.E11]*-1"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table:style-name="ce15" office:value-type="string" calcext:value-type="string">
            <text:p>States in .cxx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20:33:59.816190612</meta:creation-date>
    <dc:date>2022-12-10T13:39:17.287943520</dc:date>
    <meta:editing-duration>PT3H52M21S</meta:editing-duration>
    <meta:editing-cycles>14</meta:editing-cycles>
    <meta:generator>LibreOffice/6.4.7.2$Linux_X86_64 LibreOffice_project/40$Build-2</meta:generator>
    <meta:document-statistic meta:table-count="1" meta:cell-count="100" meta:object-count="0"/>
  </office:meta>
</office:document-meta>
</file>